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9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7.507cm" svg:height="18.905cm" svg:x="5.236cm" svg:y="0.601cm">
            <draw:object draw:notify-on-update-of-ranges="Sheet1.B2:Sheet1.B103 Sheet1.A2:Sheet1.A10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0.504857" calcext:value-type="float">
            <text:p>0.504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3.36064" calcext:value-type="float">
            <text:p>7083.36064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12137.995637" calcext:value-type="float">
            <text:p>12137.995637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float" office:value="18177.451591" calcext:value-type="float">
            <text:p>18177.451591</text:p>
          </table:table-cell>
          <table:table-cell office:value-type="float" office:value="300000" calcext:value-type="float">
            <text:p>300000</text:p>
          </table:table-cell>
        </table:table-row>
        <table:table-row table:style-name="ro1">
          <table:table-cell office:value-type="float" office:value="24436.132134" calcext:value-type="float">
            <text:p>24436.132134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office:value-type="float" office:value="28273.628861" calcext:value-type="float">
            <text:p>28273.628861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float" office:value="31624.179892" calcext:value-type="float">
            <text:p>31624.179892</text:p>
          </table:table-cell>
          <table:table-cell office:value-type="float" office:value="600000" calcext:value-type="float">
            <text:p>600000</text:p>
          </table:table-cell>
        </table:table-row>
        <table:table-row table:style-name="ro1">
          <table:table-cell office:value-type="float" office:value="36761.220894" calcext:value-type="float">
            <text:p>36761.220894</text:p>
          </table:table-cell>
          <table:table-cell office:value-type="float" office:value="700000" calcext:value-type="float">
            <text:p>700000</text:p>
          </table:table-cell>
        </table:table-row>
        <table:table-row table:style-name="ro1">
          <table:table-cell office:value-type="float" office:value="41527.635558" calcext:value-type="float">
            <text:p>41527.635558</text:p>
          </table:table-cell>
          <table:table-cell office:value-type="float" office:value="800000" calcext:value-type="float">
            <text:p>800000</text:p>
          </table:table-cell>
        </table:table-row>
        <table:table-row table:style-name="ro1">
          <table:table-cell office:value-type="float" office:value="47277.44299" calcext:value-type="float">
            <text:p>47277.44299</text:p>
          </table:table-cell>
          <table:table-cell office:value-type="float" office:value="900000" calcext:value-type="float">
            <text:p>900000</text:p>
          </table:table-cell>
        </table:table-row>
        <table:table-row table:style-name="ro1">
          <table:table-cell office:value-type="float" office:value="52617.492382" calcext:value-type="float">
            <text:p>52617.492382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60762.456249" calcext:value-type="float">
            <text:p>60762.456249</text:p>
          </table:table-cell>
          <table:table-cell office:value-type="float" office:value="1100000" calcext:value-type="float">
            <text:p>1100000</text:p>
          </table:table-cell>
        </table:table-row>
        <table:table-row table:style-name="ro1">
          <table:table-cell office:value-type="float" office:value="66635.14292" calcext:value-type="float">
            <text:p>66635.14292</text:p>
          </table:table-cell>
          <table:table-cell office:value-type="float" office:value="1200000" calcext:value-type="float">
            <text:p>1200000</text:p>
          </table:table-cell>
        </table:table-row>
        <table:table-row table:style-name="ro1">
          <table:table-cell office:value-type="float" office:value="79691.707253" calcext:value-type="float">
            <text:p>79691.707253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float" office:value="83302.006584" calcext:value-type="float">
            <text:p>83302.006584</text:p>
          </table:table-cell>
          <table:table-cell office:value-type="float" office:value="1400000" calcext:value-type="float">
            <text:p>1400000</text:p>
          </table:table-cell>
        </table:table-row>
        <table:table-row table:style-name="ro1">
          <table:table-cell office:value-type="float" office:value="87726.902639" calcext:value-type="float">
            <text:p>87726.902639</text:p>
          </table:table-cell>
          <table:table-cell office:value-type="float" office:value="1500000" calcext:value-type="float">
            <text:p>1500000</text:p>
          </table:table-cell>
        </table:table-row>
        <table:table-row table:style-name="ro1">
          <table:table-cell office:value-type="float" office:value="90737.702644" calcext:value-type="float">
            <text:p>90737.702644</text:p>
          </table:table-cell>
          <table:table-cell office:value-type="float" office:value="1600000" calcext:value-type="float">
            <text:p>1600000</text:p>
          </table:table-cell>
        </table:table-row>
        <table:table-row table:style-name="ro1">
          <table:table-cell office:value-type="float" office:value="94576.973144" calcext:value-type="float">
            <text:p>94576.973144</text:p>
          </table:table-cell>
          <table:table-cell office:value-type="float" office:value="1700000" calcext:value-type="float">
            <text:p>1700000</text:p>
          </table:table-cell>
        </table:table-row>
        <table:table-row table:style-name="ro1">
          <table:table-cell office:value-type="float" office:value="99518.87251" calcext:value-type="float">
            <text:p>99518.87251</text:p>
          </table:table-cell>
          <table:table-cell office:value-type="float" office:value="1800000" calcext:value-type="float">
            <text:p>1800000</text:p>
          </table:table-cell>
        </table:table-row>
        <table:table-row table:style-name="ro1">
          <table:table-cell office:value-type="float" office:value="110753.505077" calcext:value-type="float">
            <text:p>110753.505077</text:p>
          </table:table-cell>
          <table:table-cell office:value-type="float" office:value="1900000" calcext:value-type="float">
            <text:p>1900000</text:p>
          </table:table-cell>
        </table:table-row>
        <table:table-row table:style-name="ro1">
          <table:table-cell office:value-type="float" office:value="121115.920291" calcext:value-type="float">
            <text:p>121115.920291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float" office:value="126090.175962" calcext:value-type="float">
            <text:p>126090.175962</text:p>
          </table:table-cell>
          <table:table-cell office:value-type="float" office:value="2100000" calcext:value-type="float">
            <text:p>2100000</text:p>
          </table:table-cell>
        </table:table-row>
        <table:table-row table:style-name="ro1">
          <table:table-cell office:value-type="float" office:value="125530.557041" calcext:value-type="float">
            <text:p>125530.557041</text:p>
          </table:table-cell>
          <table:table-cell office:value-type="float" office:value="2200000" calcext:value-type="float">
            <text:p>2200000</text:p>
          </table:table-cell>
        </table:table-row>
        <table:table-row table:style-name="ro1">
          <table:table-cell office:value-type="float" office:value="132315.726042" calcext:value-type="float">
            <text:p>132315.726042</text:p>
          </table:table-cell>
          <table:table-cell office:value-type="float" office:value="2300000" calcext:value-type="float">
            <text:p>2300000</text:p>
          </table:table-cell>
        </table:table-row>
        <table:table-row table:style-name="ro1">
          <table:table-cell office:value-type="float" office:value="132699.570867" calcext:value-type="float">
            <text:p>132699.570867</text:p>
          </table:table-cell>
          <table:table-cell office:value-type="float" office:value="2400000" calcext:value-type="float">
            <text:p>2400000</text:p>
          </table:table-cell>
        </table:table-row>
        <table:table-row table:style-name="ro1">
          <table:table-cell office:value-type="float" office:value="132237.989746" calcext:value-type="float">
            <text:p>132237.989746</text:p>
          </table:table-cell>
          <table:table-cell office:value-type="float" office:value="2500000" calcext:value-type="float">
            <text:p>2500000</text:p>
          </table:table-cell>
        </table:table-row>
        <table:table-row table:style-name="ro1">
          <table:table-cell office:value-type="float" office:value="140233.252779" calcext:value-type="float">
            <text:p>140233.252779</text:p>
          </table:table-cell>
          <table:table-cell office:value-type="float" office:value="2600000" calcext:value-type="float">
            <text:p>2600000</text:p>
          </table:table-cell>
        </table:table-row>
        <table:table-row table:style-name="ro1">
          <table:table-cell office:value-type="float" office:value="156255.032178" calcext:value-type="float">
            <text:p>156255.032178</text:p>
          </table:table-cell>
          <table:table-cell office:value-type="float" office:value="2700000" calcext:value-type="float">
            <text:p>2700000</text:p>
          </table:table-cell>
        </table:table-row>
        <table:table-row table:style-name="ro1">
          <table:table-cell office:value-type="float" office:value="161270.136613" calcext:value-type="float">
            <text:p>161270.136613</text:p>
          </table:table-cell>
          <table:table-cell office:value-type="float" office:value="2800000" calcext:value-type="float">
            <text:p>2800000</text:p>
          </table:table-cell>
        </table:table-row>
        <table:table-row table:style-name="ro1">
          <table:table-cell office:value-type="float" office:value="167276.923215" calcext:value-type="float">
            <text:p>167276.923215</text:p>
          </table:table-cell>
          <table:table-cell office:value-type="float" office:value="2900000" calcext:value-type="float">
            <text:p>2900000</text:p>
          </table:table-cell>
        </table:table-row>
        <table:table-row table:style-name="ro1">
          <table:table-cell office:value-type="float" office:value="172435.568979" calcext:value-type="float">
            <text:p>172435.568979</text:p>
          </table:table-cell>
          <table:table-cell office:value-type="float" office:value="3000000" calcext:value-type="float">
            <text:p>3000000</text:p>
          </table:table-cell>
        </table:table-row>
        <table:table-row table:style-name="ro1">
          <table:table-cell office:value-type="float" office:value="179359.421935" calcext:value-type="float">
            <text:p>179359.421935</text:p>
          </table:table-cell>
          <table:table-cell office:value-type="float" office:value="3100000" calcext:value-type="float">
            <text:p>3100000</text:p>
          </table:table-cell>
        </table:table-row>
        <table:table-row table:style-name="ro1">
          <table:table-cell office:value-type="float" office:value="184072.668641" calcext:value-type="float">
            <text:p>184072.668641</text:p>
          </table:table-cell>
          <table:table-cell office:value-type="float" office:value="3200000" calcext:value-type="float">
            <text:p>3200000</text:p>
          </table:table-cell>
        </table:table-row>
        <table:table-row table:style-name="ro1">
          <table:table-cell office:value-type="float" office:value="189848.80162" calcext:value-type="float">
            <text:p>189848.80162</text:p>
          </table:table-cell>
          <table:table-cell office:value-type="float" office:value="3300000" calcext:value-type="float">
            <text:p>3300000</text:p>
          </table:table-cell>
        </table:table-row>
        <table:table-row table:style-name="ro1">
          <table:table-cell office:value-type="float" office:value="196370.230969" calcext:value-type="float">
            <text:p>196370.230969</text:p>
          </table:table-cell>
          <table:table-cell office:value-type="float" office:value="3400000" calcext:value-type="float">
            <text:p>3400000</text:p>
          </table:table-cell>
        </table:table-row>
        <table:table-row table:style-name="ro1">
          <table:table-cell office:value-type="float" office:value="204256.520125" calcext:value-type="float">
            <text:p>204256.520125</text:p>
          </table:table-cell>
          <table:table-cell office:value-type="float" office:value="3500000" calcext:value-type="float">
            <text:p>3500000</text:p>
          </table:table-cell>
        </table:table-row>
        <table:table-row table:style-name="ro1">
          <table:table-cell office:value-type="float" office:value="218216.530837" calcext:value-type="float">
            <text:p>218216.530837</text:p>
          </table:table-cell>
          <table:table-cell office:value-type="float" office:value="3600000" calcext:value-type="float">
            <text:p>3600000</text:p>
          </table:table-cell>
        </table:table-row>
        <table:table-row table:style-name="ro1">
          <table:table-cell office:value-type="float" office:value="250488.422137" calcext:value-type="float">
            <text:p>250488.422137</text:p>
          </table:table-cell>
          <table:table-cell office:value-type="float" office:value="3700000" calcext:value-type="float">
            <text:p>3700000</text:p>
          </table:table-cell>
        </table:table-row>
        <table:table-row table:style-name="ro1">
          <table:table-cell office:value-type="float" office:value="216330.77244" calcext:value-type="float">
            <text:p>216330.77244</text:p>
          </table:table-cell>
          <table:table-cell office:value-type="float" office:value="3800000" calcext:value-type="float">
            <text:p>3800000</text:p>
          </table:table-cell>
        </table:table-row>
        <table:table-row table:style-name="ro1">
          <table:table-cell office:value-type="float" office:value="212286.466784" calcext:value-type="float">
            <text:p>212286.466784</text:p>
          </table:table-cell>
          <table:table-cell office:value-type="float" office:value="3900000" calcext:value-type="float">
            <text:p>3900000</text:p>
          </table:table-cell>
        </table:table-row>
        <table:table-row table:style-name="ro1">
          <table:table-cell office:value-type="float" office:value="221717.147837" calcext:value-type="float">
            <text:p>221717.147837</text:p>
          </table:table-cell>
          <table:table-cell office:value-type="float" office:value="4000000" calcext:value-type="float">
            <text:p>4000000</text:p>
          </table:table-cell>
        </table:table-row>
        <table:table-row table:style-name="ro1">
          <table:table-cell office:value-type="float" office:value="243296.347413" calcext:value-type="float">
            <text:p>243296.347413</text:p>
          </table:table-cell>
          <table:table-cell office:value-type="float" office:value="4100000" calcext:value-type="float">
            <text:p>4100000</text:p>
          </table:table-cell>
        </table:table-row>
        <table:table-row table:style-name="ro1">
          <table:table-cell office:value-type="float" office:value="220896.923141" calcext:value-type="float">
            <text:p>220896.923141</text:p>
          </table:table-cell>
          <table:table-cell office:value-type="float" office:value="4200000" calcext:value-type="float">
            <text:p>4200000</text:p>
          </table:table-cell>
        </table:table-row>
        <table:table-row table:style-name="ro1">
          <table:table-cell office:value-type="float" office:value="232293.503692" calcext:value-type="float">
            <text:p>232293.503692</text:p>
          </table:table-cell>
          <table:table-cell office:value-type="float" office:value="4300000" calcext:value-type="float">
            <text:p>4300000</text:p>
          </table:table-cell>
        </table:table-row>
        <table:table-row table:style-name="ro1">
          <table:table-cell office:value-type="float" office:value="231260.637602" calcext:value-type="float">
            <text:p>231260.637602</text:p>
          </table:table-cell>
          <table:table-cell office:value-type="float" office:value="4400000" calcext:value-type="float">
            <text:p>4400000</text:p>
          </table:table-cell>
        </table:table-row>
        <table:table-row table:style-name="ro1">
          <table:table-cell office:value-type="float" office:value="256100.054137" calcext:value-type="float">
            <text:p>256100.054137</text:p>
          </table:table-cell>
          <table:table-cell office:value-type="float" office:value="4500000" calcext:value-type="float">
            <text:p>4500000</text:p>
          </table:table-cell>
        </table:table-row>
        <table:table-row table:style-name="ro1">
          <table:table-cell office:value-type="float" office:value="240211.893615" calcext:value-type="float">
            <text:p>240211.893615</text:p>
          </table:table-cell>
          <table:table-cell office:value-type="float" office:value="4600000" calcext:value-type="float">
            <text:p>4600000</text:p>
          </table:table-cell>
        </table:table-row>
        <table:table-row table:style-name="ro1">
          <table:table-cell office:value-type="float" office:value="256977.787716" calcext:value-type="float">
            <text:p>256977.787716</text:p>
          </table:table-cell>
          <table:table-cell office:value-type="float" office:value="4700000" calcext:value-type="float">
            <text:p>4700000</text:p>
          </table:table-cell>
        </table:table-row>
        <table:table-row table:style-name="ro1">
          <table:table-cell office:value-type="float" office:value="243907.870884" calcext:value-type="float">
            <text:p>243907.870884</text:p>
          </table:table-cell>
          <table:table-cell office:value-type="float" office:value="4800000" calcext:value-type="float">
            <text:p>4800000</text:p>
          </table:table-cell>
        </table:table-row>
        <table:table-row table:style-name="ro1">
          <table:table-cell office:value-type="float" office:value="248917.064879" calcext:value-type="float">
            <text:p>248917.064879</text:p>
          </table:table-cell>
          <table:table-cell office:value-type="float" office:value="4900000" calcext:value-type="float">
            <text:p>4900000</text:p>
          </table:table-cell>
        </table:table-row>
        <table:table-row table:style-name="ro1">
          <table:table-cell office:value-type="float" office:value="254093.050311" calcext:value-type="float">
            <text:p>254093.050311</text:p>
          </table:table-cell>
          <table:table-cell office:value-type="float" office:value="5000000" calcext:value-type="float">
            <text:p>5000000</text:p>
          </table:table-cell>
        </table:table-row>
        <table:table-row table:style-name="ro1">
          <table:table-cell office:value-type="float" office:value="261115.733904" calcext:value-type="float">
            <text:p>261115.733904</text:p>
          </table:table-cell>
          <table:table-cell office:value-type="float" office:value="5100000" calcext:value-type="float">
            <text:p>5100000</text:p>
          </table:table-cell>
        </table:table-row>
        <table:table-row table:style-name="ro1">
          <table:table-cell office:value-type="float" office:value="303166.510588" calcext:value-type="float">
            <text:p>303166.510588</text:p>
          </table:table-cell>
          <table:table-cell office:value-type="float" office:value="5200000" calcext:value-type="float">
            <text:p>5200000</text:p>
          </table:table-cell>
        </table:table-row>
        <table:table-row table:style-name="ro1">
          <table:table-cell office:value-type="float" office:value="313848.098002" calcext:value-type="float">
            <text:p>313848.098002</text:p>
          </table:table-cell>
          <table:table-cell office:value-type="float" office:value="5300000" calcext:value-type="float">
            <text:p>5300000</text:p>
          </table:table-cell>
        </table:table-row>
        <table:table-row table:style-name="ro1">
          <table:table-cell office:value-type="float" office:value="319807.638893" calcext:value-type="float">
            <text:p>319807.638893</text:p>
          </table:table-cell>
          <table:table-cell office:value-type="float" office:value="5400000" calcext:value-type="float">
            <text:p>5400000</text:p>
          </table:table-cell>
        </table:table-row>
        <table:table-row table:style-name="ro1">
          <table:table-cell office:value-type="float" office:value="327802.069922" calcext:value-type="float">
            <text:p>327802.069922</text:p>
          </table:table-cell>
          <table:table-cell office:value-type="float" office:value="5500000" calcext:value-type="float">
            <text:p>5500000</text:p>
          </table:table-cell>
        </table:table-row>
        <table:table-row table:style-name="ro1">
          <table:table-cell office:value-type="float" office:value="335692.933458" calcext:value-type="float">
            <text:p>335692.933458</text:p>
          </table:table-cell>
          <table:table-cell office:value-type="float" office:value="5600000" calcext:value-type="float">
            <text:p>5600000</text:p>
          </table:table-cell>
        </table:table-row>
        <table:table-row table:style-name="ro1">
          <table:table-cell office:value-type="float" office:value="341008.270039" calcext:value-type="float">
            <text:p>341008.270039</text:p>
          </table:table-cell>
          <table:table-cell office:value-type="float" office:value="5700000" calcext:value-type="float">
            <text:p>5700000</text:p>
          </table:table-cell>
        </table:table-row>
        <table:table-row table:style-name="ro1">
          <table:table-cell office:value-type="float" office:value="330003.03326" calcext:value-type="float">
            <text:p>330003.03326</text:p>
          </table:table-cell>
          <table:table-cell office:value-type="float" office:value="5800000" calcext:value-type="float">
            <text:p>5800000</text:p>
          </table:table-cell>
        </table:table-row>
        <table:table-row table:style-name="ro1">
          <table:table-cell office:value-type="float" office:value="331282.109082" calcext:value-type="float">
            <text:p>331282.109082</text:p>
          </table:table-cell>
          <table:table-cell office:value-type="float" office:value="5900000" calcext:value-type="float">
            <text:p>5900000</text:p>
          </table:table-cell>
        </table:table-row>
        <table:table-row table:style-name="ro1">
          <table:table-cell office:value-type="float" office:value="328430.260026" calcext:value-type="float">
            <text:p>328430.260026</text:p>
          </table:table-cell>
          <table:table-cell office:value-type="float" office:value="6000000" calcext:value-type="float">
            <text:p>6000000</text:p>
          </table:table-cell>
        </table:table-row>
        <table:table-row table:style-name="ro1">
          <table:table-cell office:value-type="float" office:value="364651.003774" calcext:value-type="float">
            <text:p>364651.003774</text:p>
          </table:table-cell>
          <table:table-cell office:value-type="float" office:value="6100000" calcext:value-type="float">
            <text:p>6100000</text:p>
          </table:table-cell>
        </table:table-row>
        <table:table-row table:style-name="ro1">
          <table:table-cell office:value-type="float" office:value="368027.459234" calcext:value-type="float">
            <text:p>368027.459234</text:p>
          </table:table-cell>
          <table:table-cell office:value-type="float" office:value="6200000" calcext:value-type="float">
            <text:p>6200000</text:p>
          </table:table-cell>
        </table:table-row>
        <table:table-row table:style-name="ro1">
          <table:table-cell office:value-type="float" office:value="374551.468355" calcext:value-type="float">
            <text:p>374551.468355</text:p>
          </table:table-cell>
          <table:table-cell office:value-type="float" office:value="6300000" calcext:value-type="float">
            <text:p>6300000</text:p>
          </table:table-cell>
        </table:table-row>
        <table:table-row table:style-name="ro1">
          <table:table-cell office:value-type="float" office:value="352890.945908" calcext:value-type="float">
            <text:p>352890.945908</text:p>
          </table:table-cell>
          <table:table-cell office:value-type="float" office:value="6400000" calcext:value-type="float">
            <text:p>6400000</text:p>
          </table:table-cell>
        </table:table-row>
        <table:table-row table:style-name="ro1">
          <table:table-cell office:value-type="float" office:value="323170.559641" calcext:value-type="float">
            <text:p>323170.559641</text:p>
          </table:table-cell>
          <table:table-cell office:value-type="float" office:value="6500000" calcext:value-type="float">
            <text:p>6500000</text:p>
          </table:table-cell>
        </table:table-row>
        <table:table-row table:style-name="ro1">
          <table:table-cell office:value-type="float" office:value="328715.477919" calcext:value-type="float">
            <text:p>328715.477919</text:p>
          </table:table-cell>
          <table:table-cell office:value-type="float" office:value="6600000" calcext:value-type="float">
            <text:p>6600000</text:p>
          </table:table-cell>
        </table:table-row>
        <table:table-row table:style-name="ro1">
          <table:table-cell office:value-type="float" office:value="329042.75347" calcext:value-type="float">
            <text:p>329042.75347</text:p>
          </table:table-cell>
          <table:table-cell office:value-type="float" office:value="6700000" calcext:value-type="float">
            <text:p>6700000</text:p>
          </table:table-cell>
        </table:table-row>
        <table:table-row table:style-name="ro1">
          <table:table-cell office:value-type="float" office:value="336472.653073" calcext:value-type="float">
            <text:p>336472.653073</text:p>
          </table:table-cell>
          <table:table-cell office:value-type="float" office:value="6800000" calcext:value-type="float">
            <text:p>6800000</text:p>
          </table:table-cell>
        </table:table-row>
        <table:table-row table:style-name="ro1">
          <table:table-cell office:value-type="float" office:value="338640.363551" calcext:value-type="float">
            <text:p>338640.363551</text:p>
          </table:table-cell>
          <table:table-cell office:value-type="float" office:value="6900000" calcext:value-type="float">
            <text:p>6900000</text:p>
          </table:table-cell>
        </table:table-row>
        <table:table-row table:style-name="ro1">
          <table:table-cell office:value-type="float" office:value="343304.909686" calcext:value-type="float">
            <text:p>343304.909686</text:p>
          </table:table-cell>
          <table:table-cell office:value-type="float" office:value="7000000" calcext:value-type="float">
            <text:p>7000000</text:p>
          </table:table-cell>
        </table:table-row>
        <table:table-row table:style-name="ro1">
          <table:table-cell office:value-type="float" office:value="348364.898318" calcext:value-type="float">
            <text:p>348364.898318</text:p>
          </table:table-cell>
          <table:table-cell office:value-type="float" office:value="7100000" calcext:value-type="float">
            <text:p>7100000</text:p>
          </table:table-cell>
        </table:table-row>
        <table:table-row table:style-name="ro1">
          <table:table-cell office:value-type="float" office:value="352690.9248" calcext:value-type="float">
            <text:p>352690.9248</text:p>
          </table:table-cell>
          <table:table-cell office:value-type="float" office:value="7200000" calcext:value-type="float">
            <text:p>7200000</text:p>
          </table:table-cell>
        </table:table-row>
        <table:table-row table:style-name="ro1">
          <table:table-cell office:value-type="float" office:value="357914.818436" calcext:value-type="float">
            <text:p>357914.818436</text:p>
          </table:table-cell>
          <table:table-cell office:value-type="float" office:value="7300000" calcext:value-type="float">
            <text:p>7300000</text:p>
          </table:table-cell>
        </table:table-row>
        <table:table-row table:style-name="ro1">
          <table:table-cell office:value-type="float" office:value="362719.788196" calcext:value-type="float">
            <text:p>362719.788196</text:p>
          </table:table-cell>
          <table:table-cell office:value-type="float" office:value="7400000" calcext:value-type="float">
            <text:p>7400000</text:p>
          </table:table-cell>
        </table:table-row>
        <table:table-row table:style-name="ro1">
          <table:table-cell office:value-type="float" office:value="395158.446055" calcext:value-type="float">
            <text:p>395158.446055</text:p>
          </table:table-cell>
          <table:table-cell office:value-type="float" office:value="7500000" calcext:value-type="float">
            <text:p>7500000</text:p>
          </table:table-cell>
        </table:table-row>
        <table:table-row table:style-name="ro1">
          <table:table-cell office:value-type="float" office:value="397528.686594" calcext:value-type="float">
            <text:p>397528.686594</text:p>
          </table:table-cell>
          <table:table-cell office:value-type="float" office:value="7600000" calcext:value-type="float">
            <text:p>7600000</text:p>
          </table:table-cell>
        </table:table-row>
        <table:table-row table:style-name="ro1">
          <table:table-cell office:value-type="float" office:value="402417.252708" calcext:value-type="float">
            <text:p>402417.252708</text:p>
          </table:table-cell>
          <table:table-cell office:value-type="float" office:value="7700000" calcext:value-type="float">
            <text:p>7700000</text:p>
          </table:table-cell>
        </table:table-row>
        <table:table-row table:style-name="ro1">
          <table:table-cell office:value-type="float" office:value="409132.23099" calcext:value-type="float">
            <text:p>409132.23099</text:p>
          </table:table-cell>
          <table:table-cell office:value-type="float" office:value="7800000" calcext:value-type="float">
            <text:p>7800000</text:p>
          </table:table-cell>
        </table:table-row>
        <table:table-row table:style-name="ro1">
          <table:table-cell office:value-type="float" office:value="403541.887293" calcext:value-type="float">
            <text:p>403541.887293</text:p>
          </table:table-cell>
          <table:table-cell office:value-type="float" office:value="7900000" calcext:value-type="float">
            <text:p>7900000</text:p>
          </table:table-cell>
        </table:table-row>
        <table:table-row table:style-name="ro1">
          <table:table-cell office:value-type="float" office:value="394562.603549" calcext:value-type="float">
            <text:p>394562.603549</text:p>
          </table:table-cell>
          <table:table-cell office:value-type="float" office:value="8000000" calcext:value-type="float">
            <text:p>8000000</text:p>
          </table:table-cell>
        </table:table-row>
        <table:table-row table:style-name="ro1">
          <table:table-cell office:value-type="float" office:value="399575.616052" calcext:value-type="float">
            <text:p>399575.616052</text:p>
          </table:table-cell>
          <table:table-cell office:value-type="float" office:value="8100000" calcext:value-type="float">
            <text:p>8100000</text:p>
          </table:table-cell>
        </table:table-row>
        <table:table-row table:style-name="ro1">
          <table:table-cell office:value-type="float" office:value="404233.242407" calcext:value-type="float">
            <text:p>404233.242407</text:p>
          </table:table-cell>
          <table:table-cell office:value-type="float" office:value="8200000" calcext:value-type="float">
            <text:p>8200000</text:p>
          </table:table-cell>
        </table:table-row>
        <table:table-row table:style-name="ro1">
          <table:table-cell office:value-type="float" office:value="409212.271002" calcext:value-type="float">
            <text:p>409212.271002</text:p>
          </table:table-cell>
          <table:table-cell office:value-type="float" office:value="8300000" calcext:value-type="float">
            <text:p>8300000</text:p>
          </table:table-cell>
        </table:table-row>
        <table:table-row table:style-name="ro1">
          <table:table-cell office:value-type="float" office:value="413811.197464" calcext:value-type="float">
            <text:p>413811.197464</text:p>
          </table:table-cell>
          <table:table-cell office:value-type="float" office:value="8400000" calcext:value-type="float">
            <text:p>8400000</text:p>
          </table:table-cell>
        </table:table-row>
        <table:table-row table:style-name="ro1">
          <table:table-cell office:value-type="float" office:value="419019.872703" calcext:value-type="float">
            <text:p>419019.872703</text:p>
          </table:table-cell>
          <table:table-cell office:value-type="float" office:value="8500000" calcext:value-type="float">
            <text:p>8500000</text:p>
          </table:table-cell>
        </table:table-row>
        <table:table-row table:style-name="ro1">
          <table:table-cell office:value-type="float" office:value="423859.873084" calcext:value-type="float">
            <text:p>423859.873084</text:p>
          </table:table-cell>
          <table:table-cell office:value-type="float" office:value="8600000" calcext:value-type="float">
            <text:p>8600000</text:p>
          </table:table-cell>
        </table:table-row>
        <table:table-row table:style-name="ro1">
          <table:table-cell office:value-type="float" office:value="428649.356997" calcext:value-type="float">
            <text:p>428649.356997</text:p>
          </table:table-cell>
          <table:table-cell office:value-type="float" office:value="8700000" calcext:value-type="float">
            <text:p>8700000</text:p>
          </table:table-cell>
        </table:table-row>
        <table:table-row table:style-name="ro1">
          <table:table-cell office:value-type="float" office:value="434060.237178" calcext:value-type="float">
            <text:p>434060.237178</text:p>
          </table:table-cell>
          <table:table-cell office:value-type="float" office:value="8800000" calcext:value-type="float">
            <text:p>8800000</text:p>
          </table:table-cell>
        </table:table-row>
        <table:table-row table:style-name="ro1">
          <table:table-cell office:value-type="float" office:value="438697.812852" calcext:value-type="float">
            <text:p>438697.812852</text:p>
          </table:table-cell>
          <table:table-cell office:value-type="float" office:value="8900000" calcext:value-type="float">
            <text:p>8900000</text:p>
          </table:table-cell>
        </table:table-row>
        <table:table-row table:style-name="ro1">
          <table:table-cell office:value-type="float" office:value="443504.102375" calcext:value-type="float">
            <text:p>443504.102375</text:p>
          </table:table-cell>
          <table:table-cell office:value-type="float" office:value="9000000" calcext:value-type="float">
            <text:p>9000000</text:p>
          </table:table-cell>
        </table:table-row>
        <table:table-row table:style-name="ro1">
          <table:table-cell office:value-type="float" office:value="448513.715209" calcext:value-type="float">
            <text:p>448513.715209</text:p>
          </table:table-cell>
          <table:table-cell office:value-type="float" office:value="9100000" calcext:value-type="float">
            <text:p>9100000</text:p>
          </table:table-cell>
        </table:table-row>
        <table:table-row table:style-name="ro1">
          <table:table-cell office:value-type="float" office:value="453404.396092" calcext:value-type="float">
            <text:p>453404.396092</text:p>
          </table:table-cell>
          <table:table-cell office:value-type="float" office:value="9200000" calcext:value-type="float">
            <text:p>9200000</text:p>
          </table:table-cell>
        </table:table-row>
        <table:table-row table:style-name="ro1">
          <table:table-cell office:value-type="float" office:value="458266.335966" calcext:value-type="float">
            <text:p>458266.335966</text:p>
          </table:table-cell>
          <table:table-cell office:value-type="float" office:value="9300000" calcext:value-type="float">
            <text:p>9300000</text:p>
          </table:table-cell>
        </table:table-row>
        <table:table-row table:style-name="ro1">
          <table:table-cell office:value-type="float" office:value="463435.267179" calcext:value-type="float">
            <text:p>463435.267179</text:p>
          </table:table-cell>
          <table:table-cell office:value-type="float" office:value="9400000" calcext:value-type="float">
            <text:p>9400000</text:p>
          </table:table-cell>
        </table:table-row>
        <table:table-row table:style-name="ro1">
          <table:table-cell office:value-type="float" office:value="468269.417303" calcext:value-type="float">
            <text:p>468269.417303</text:p>
          </table:table-cell>
          <table:table-cell office:value-type="float" office:value="9500000" calcext:value-type="float">
            <text:p>9500000</text:p>
          </table:table-cell>
        </table:table-row>
        <table:table-row table:style-name="ro1">
          <table:table-cell office:value-type="float" office:value="473127.787953" calcext:value-type="float">
            <text:p>473127.787953</text:p>
          </table:table-cell>
          <table:table-cell office:value-type="float" office:value="9600000" calcext:value-type="float">
            <text:p>9600000</text:p>
          </table:table-cell>
        </table:table-row>
        <table:table-row table:style-name="ro1">
          <table:table-cell office:value-type="float" office:value="477838.726399" calcext:value-type="float">
            <text:p>477838.726399</text:p>
          </table:table-cell>
          <table:table-cell office:value-type="float" office:value="9700000" calcext:value-type="float">
            <text:p>9700000</text:p>
          </table:table-cell>
        </table:table-row>
        <table:table-row table:style-name="ro1">
          <table:table-cell office:value-type="float" office:value="482825.953718" calcext:value-type="float">
            <text:p>482825.953718</text:p>
          </table:table-cell>
          <table:table-cell office:value-type="float" office:value="9800000" calcext:value-type="float">
            <text:p>9800000</text:p>
          </table:table-cell>
        </table:table-row>
        <table:table-row table:style-name="ro1">
          <table:table-cell office:value-type="float" office:value="487873.424584" calcext:value-type="float">
            <text:p>487873.424584</text:p>
          </table:table-cell>
          <table:table-cell office:value-type="float" office:value="9900000" calcext:value-type="float">
            <text:p>9900000</text:p>
          </table:table-cell>
        </table:table-row>
        <table:table-row table:style-name="ro1">
          <table:table-cell office:value-type="float" office:value="492931.116704" calcext:value-type="float">
            <text:p>492931.116704</text:p>
          </table:table-cell>
          <table:table-cell office:value-type="float" office:value="10000000" calcext:value-type="float">
            <text:p>10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0T15:49:04.664611946</dc:date>
    <meta:document-statistic meta:table-count="1" meta:cell-count="202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7.508cm" svg:height="18.906cm" xlink:href=".." xlink:type="simple" chart:class="chart:scatter" chart:column-mapping="1 0" chart:style-name="ch1">
        <chart:title svg:x="14.649cm" svg:y="0.514cm" chart:style-name="ch2">
          <text:p>Number of 10 character strings vs Time</text:p>
        </chart:title>
        <chart:plot-area chart:style-name="ch3" table:cell-range-address="Sheet1.A2:Sheet1.B103" svg:x="1.78cm" svg:y="1.697cm" svg:width="34.978cm" svg:height="15.831cm">
          <chartooo:coordinate-region svg:x="3.301cm" svg:y="1.927cm" svg:width="32.609cm" svg:height="14.892cm"/>
          <chart:axis chart:dimension="x" chart:name="primary-x" chart:style-name="ch4">
            <chart:title svg:x="17.889cm" svg:y="17.907cm" chart:style-name="ch5">
              <text:p>Number of strings</text:p>
            </chart:title>
          </chart:axis>
          <chart:axis chart:dimension="y" chart:name="primary-y" chart:style-name="ch4">
            <chart:title svg:x="0.451cm" svg:y="11.08cm" chart:style-name="ch6">
              <text:p>Time (milliseconds)</text:p>
            </chart:title>
            <chart:grid chart:style-name="ch7" chart:class="major"/>
          </chart:axis>
          <chart:series chart:style-name="ch8" chart:values-cell-range-address="Sheet1.A2:Sheet1.A103" chart:class="chart:scatter">
            <chart:domain table:cell-range-address="Sheet1.B2:Sheet1.B103"/>
            <chart:data-point chart:repeated="10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103</svg:desc>
                </draw:g>
              </table:table-cell>
              <table:table-cell office:value-type="float" office:value="0.504857">
                <text:p>0.504857</text:p>
                <draw:g>
                  <svg:desc>Sheet1.A2:Sheet1.A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7083.36064">
                <text:p>7083.360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12137.995637">
                <text:p>12137.9956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0">
                <text:p>300000</text:p>
              </table:table-cell>
              <table:table-cell office:value-type="float" office:value="18177.451591">
                <text:p>18177.4515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">
                <text:p>400000</text:p>
              </table:table-cell>
              <table:table-cell office:value-type="float" office:value="24436.132134">
                <text:p>24436.132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28273.628861">
                <text:p>28273.6288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">
                <text:p>600000</text:p>
              </table:table-cell>
              <table:table-cell office:value-type="float" office:value="31624.179892">
                <text:p>31624.1798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0">
                <text:p>700000</text:p>
              </table:table-cell>
              <table:table-cell office:value-type="float" office:value="36761.220894">
                <text:p>36761.2208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0">
                <text:p>800000</text:p>
              </table:table-cell>
              <table:table-cell office:value-type="float" office:value="41527.635558">
                <text:p>41527.6355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0">
                <text:p>900000</text:p>
              </table:table-cell>
              <table:table-cell office:value-type="float" office:value="47277.44299">
                <text:p>47277.442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52617.492382">
                <text:p>52617.4923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00">
                <text:p>1100000</text:p>
              </table:table-cell>
              <table:table-cell office:value-type="float" office:value="60762.456249">
                <text:p>60762.4562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00">
                <text:p>1200000</text:p>
              </table:table-cell>
              <table:table-cell office:value-type="float" office:value="66635.14292">
                <text:p>66635.142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00">
                <text:p>1300000</text:p>
              </table:table-cell>
              <table:table-cell office:value-type="float" office:value="79691.707253">
                <text:p>79691.7072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00">
                <text:p>1400000</text:p>
              </table:table-cell>
              <table:table-cell office:value-type="float" office:value="83302.006584">
                <text:p>83302.0065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00">
                <text:p>1500000</text:p>
              </table:table-cell>
              <table:table-cell office:value-type="float" office:value="87726.902639">
                <text:p>87726.9026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00">
                <text:p>1600000</text:p>
              </table:table-cell>
              <table:table-cell office:value-type="float" office:value="90737.702644">
                <text:p>90737.7026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00">
                <text:p>1700000</text:p>
              </table:table-cell>
              <table:table-cell office:value-type="float" office:value="94576.973144">
                <text:p>94576.9731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00">
                <text:p>1800000</text:p>
              </table:table-cell>
              <table:table-cell office:value-type="float" office:value="99518.87251">
                <text:p>99518.872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00">
                <text:p>1900000</text:p>
              </table:table-cell>
              <table:table-cell office:value-type="float" office:value="110753.505077">
                <text:p>110753.5050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0">
                <text:p>2000000</text:p>
              </table:table-cell>
              <table:table-cell office:value-type="float" office:value="121115.920291">
                <text:p>121115.9202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00">
                <text:p>2100000</text:p>
              </table:table-cell>
              <table:table-cell office:value-type="float" office:value="126090.175962">
                <text:p>126090.1759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000">
                <text:p>2200000</text:p>
              </table:table-cell>
              <table:table-cell office:value-type="float" office:value="125530.557041">
                <text:p>125530.5570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000">
                <text:p>2300000</text:p>
              </table:table-cell>
              <table:table-cell office:value-type="float" office:value="132315.726042">
                <text:p>132315.7260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000">
                <text:p>2400000</text:p>
              </table:table-cell>
              <table:table-cell office:value-type="float" office:value="132699.570867">
                <text:p>132699.5708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00">
                <text:p>2500000</text:p>
              </table:table-cell>
              <table:table-cell office:value-type="float" office:value="132237.989746">
                <text:p>132237.9897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000">
                <text:p>2600000</text:p>
              </table:table-cell>
              <table:table-cell office:value-type="float" office:value="140233.252779">
                <text:p>140233.2527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000">
                <text:p>2700000</text:p>
              </table:table-cell>
              <table:table-cell office:value-type="float" office:value="156255.032178">
                <text:p>156255.0321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000">
                <text:p>2800000</text:p>
              </table:table-cell>
              <table:table-cell office:value-type="float" office:value="161270.136613">
                <text:p>161270.1366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000">
                <text:p>2900000</text:p>
              </table:table-cell>
              <table:table-cell office:value-type="float" office:value="167276.923215">
                <text:p>167276.9232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00">
                <text:p>3000000</text:p>
              </table:table-cell>
              <table:table-cell office:value-type="float" office:value="172435.568979">
                <text:p>172435.5689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000">
                <text:p>3100000</text:p>
              </table:table-cell>
              <table:table-cell office:value-type="float" office:value="179359.421935">
                <text:p>179359.4219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000">
                <text:p>3200000</text:p>
              </table:table-cell>
              <table:table-cell office:value-type="float" office:value="184072.668641">
                <text:p>184072.6686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000">
                <text:p>3300000</text:p>
              </table:table-cell>
              <table:table-cell office:value-type="float" office:value="189848.80162">
                <text:p>189848.801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000">
                <text:p>3400000</text:p>
              </table:table-cell>
              <table:table-cell office:value-type="float" office:value="196370.230969">
                <text:p>196370.2309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000">
                <text:p>3500000</text:p>
              </table:table-cell>
              <table:table-cell office:value-type="float" office:value="204256.520125">
                <text:p>204256.520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000">
                <text:p>3600000</text:p>
              </table:table-cell>
              <table:table-cell office:value-type="float" office:value="218216.530837">
                <text:p>218216.5308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000">
                <text:p>3700000</text:p>
              </table:table-cell>
              <table:table-cell office:value-type="float" office:value="250488.422137">
                <text:p>250488.4221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000">
                <text:p>3800000</text:p>
              </table:table-cell>
              <table:table-cell office:value-type="float" office:value="216330.77244">
                <text:p>216330.772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000">
                <text:p>3900000</text:p>
              </table:table-cell>
              <table:table-cell office:value-type="float" office:value="212286.466784">
                <text:p>212286.4667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00">
                <text:p>4000000</text:p>
              </table:table-cell>
              <table:table-cell office:value-type="float" office:value="221717.147837">
                <text:p>221717.1478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000">
                <text:p>4100000</text:p>
              </table:table-cell>
              <table:table-cell office:value-type="float" office:value="243296.347413">
                <text:p>243296.3474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000">
                <text:p>4200000</text:p>
              </table:table-cell>
              <table:table-cell office:value-type="float" office:value="220896.923141">
                <text:p>220896.9231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000">
                <text:p>4300000</text:p>
              </table:table-cell>
              <table:table-cell office:value-type="float" office:value="232293.503692">
                <text:p>232293.5036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000">
                <text:p>4400000</text:p>
              </table:table-cell>
              <table:table-cell office:value-type="float" office:value="231260.637602">
                <text:p>231260.6376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000">
                <text:p>4500000</text:p>
              </table:table-cell>
              <table:table-cell office:value-type="float" office:value="256100.054137">
                <text:p>256100.0541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000">
                <text:p>4600000</text:p>
              </table:table-cell>
              <table:table-cell office:value-type="float" office:value="240211.893615">
                <text:p>240211.8936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000">
                <text:p>4700000</text:p>
              </table:table-cell>
              <table:table-cell office:value-type="float" office:value="256977.787716">
                <text:p>256977.7877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000">
                <text:p>4800000</text:p>
              </table:table-cell>
              <table:table-cell office:value-type="float" office:value="243907.870884">
                <text:p>243907.8708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000">
                <text:p>4900000</text:p>
              </table:table-cell>
              <table:table-cell office:value-type="float" office:value="248917.064879">
                <text:p>248917.0648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000">
                <text:p>5000000</text:p>
              </table:table-cell>
              <table:table-cell office:value-type="float" office:value="254093.050311">
                <text:p>254093.0503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000">
                <text:p>5100000</text:p>
              </table:table-cell>
              <table:table-cell office:value-type="float" office:value="261115.733904">
                <text:p>261115.7339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000">
                <text:p>5200000</text:p>
              </table:table-cell>
              <table:table-cell office:value-type="float" office:value="303166.510588">
                <text:p>303166.5105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000">
                <text:p>5300000</text:p>
              </table:table-cell>
              <table:table-cell office:value-type="float" office:value="313848.098002">
                <text:p>313848.0980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000">
                <text:p>5400000</text:p>
              </table:table-cell>
              <table:table-cell office:value-type="float" office:value="319807.638893">
                <text:p>319807.6388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000">
                <text:p>5500000</text:p>
              </table:table-cell>
              <table:table-cell office:value-type="float" office:value="327802.069922">
                <text:p>327802.0699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000">
                <text:p>5600000</text:p>
              </table:table-cell>
              <table:table-cell office:value-type="float" office:value="335692.933458">
                <text:p>335692.9334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000">
                <text:p>5700000</text:p>
              </table:table-cell>
              <table:table-cell office:value-type="float" office:value="341008.270039">
                <text:p>341008.2700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000">
                <text:p>5800000</text:p>
              </table:table-cell>
              <table:table-cell office:value-type="float" office:value="330003.03326">
                <text:p>330003.033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000">
                <text:p>5900000</text:p>
              </table:table-cell>
              <table:table-cell office:value-type="float" office:value="331282.109082">
                <text:p>331282.1090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000">
                <text:p>6000000</text:p>
              </table:table-cell>
              <table:table-cell office:value-type="float" office:value="328430.260026">
                <text:p>328430.2600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000">
                <text:p>6100000</text:p>
              </table:table-cell>
              <table:table-cell office:value-type="float" office:value="364651.003774">
                <text:p>364651.0037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000">
                <text:p>6200000</text:p>
              </table:table-cell>
              <table:table-cell office:value-type="float" office:value="368027.459234">
                <text:p>368027.4592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000">
                <text:p>6300000</text:p>
              </table:table-cell>
              <table:table-cell office:value-type="float" office:value="374551.468355">
                <text:p>374551.4683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000">
                <text:p>6400000</text:p>
              </table:table-cell>
              <table:table-cell office:value-type="float" office:value="352890.945908">
                <text:p>352890.9459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000">
                <text:p>6500000</text:p>
              </table:table-cell>
              <table:table-cell office:value-type="float" office:value="323170.559641">
                <text:p>323170.5596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000">
                <text:p>6600000</text:p>
              </table:table-cell>
              <table:table-cell office:value-type="float" office:value="328715.477919">
                <text:p>328715.4779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000">
                <text:p>6700000</text:p>
              </table:table-cell>
              <table:table-cell office:value-type="float" office:value="329042.75347">
                <text:p>329042.753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000">
                <text:p>6800000</text:p>
              </table:table-cell>
              <table:table-cell office:value-type="float" office:value="336472.653073">
                <text:p>336472.6530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000">
                <text:p>6900000</text:p>
              </table:table-cell>
              <table:table-cell office:value-type="float" office:value="338640.363551">
                <text:p>338640.3635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000">
                <text:p>7000000</text:p>
              </table:table-cell>
              <table:table-cell office:value-type="float" office:value="343304.909686">
                <text:p>343304.9096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000">
                <text:p>7100000</text:p>
              </table:table-cell>
              <table:table-cell office:value-type="float" office:value="348364.898318">
                <text:p>348364.8983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000">
                <text:p>7200000</text:p>
              </table:table-cell>
              <table:table-cell office:value-type="float" office:value="352690.9248">
                <text:p>352690.92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000">
                <text:p>7300000</text:p>
              </table:table-cell>
              <table:table-cell office:value-type="float" office:value="357914.818436">
                <text:p>357914.8184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000">
                <text:p>7400000</text:p>
              </table:table-cell>
              <table:table-cell office:value-type="float" office:value="362719.788196">
                <text:p>362719.7881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000">
                <text:p>7500000</text:p>
              </table:table-cell>
              <table:table-cell office:value-type="float" office:value="395158.446055">
                <text:p>395158.4460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000">
                <text:p>7600000</text:p>
              </table:table-cell>
              <table:table-cell office:value-type="float" office:value="397528.686594">
                <text:p>397528.6865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000">
                <text:p>7700000</text:p>
              </table:table-cell>
              <table:table-cell office:value-type="float" office:value="402417.252708">
                <text:p>402417.2527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000">
                <text:p>7800000</text:p>
              </table:table-cell>
              <table:table-cell office:value-type="float" office:value="409132.23099">
                <text:p>409132.230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000">
                <text:p>7900000</text:p>
              </table:table-cell>
              <table:table-cell office:value-type="float" office:value="403541.887293">
                <text:p>403541.8872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000">
                <text:p>8000000</text:p>
              </table:table-cell>
              <table:table-cell office:value-type="float" office:value="394562.603549">
                <text:p>394562.6035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000">
                <text:p>8100000</text:p>
              </table:table-cell>
              <table:table-cell office:value-type="float" office:value="399575.616052">
                <text:p>399575.6160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000">
                <text:p>8200000</text:p>
              </table:table-cell>
              <table:table-cell office:value-type="float" office:value="404233.242407">
                <text:p>404233.2424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000">
                <text:p>8300000</text:p>
              </table:table-cell>
              <table:table-cell office:value-type="float" office:value="409212.271002">
                <text:p>409212.2710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000">
                <text:p>8400000</text:p>
              </table:table-cell>
              <table:table-cell office:value-type="float" office:value="413811.197464">
                <text:p>413811.1974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000">
                <text:p>8500000</text:p>
              </table:table-cell>
              <table:table-cell office:value-type="float" office:value="419019.872703">
                <text:p>419019.8727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000">
                <text:p>8600000</text:p>
              </table:table-cell>
              <table:table-cell office:value-type="float" office:value="423859.873084">
                <text:p>423859.8730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000">
                <text:p>8700000</text:p>
              </table:table-cell>
              <table:table-cell office:value-type="float" office:value="428649.356997">
                <text:p>428649.3569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000">
                <text:p>8800000</text:p>
              </table:table-cell>
              <table:table-cell office:value-type="float" office:value="434060.237178">
                <text:p>434060.2371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000">
                <text:p>8900000</text:p>
              </table:table-cell>
              <table:table-cell office:value-type="float" office:value="438697.812852">
                <text:p>438697.8128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000">
                <text:p>9000000</text:p>
              </table:table-cell>
              <table:table-cell office:value-type="float" office:value="443504.102375">
                <text:p>443504.1023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000">
                <text:p>9100000</text:p>
              </table:table-cell>
              <table:table-cell office:value-type="float" office:value="448513.715209">
                <text:p>448513.7152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000">
                <text:p>9200000</text:p>
              </table:table-cell>
              <table:table-cell office:value-type="float" office:value="453404.396092">
                <text:p>453404.3960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000">
                <text:p>9300000</text:p>
              </table:table-cell>
              <table:table-cell office:value-type="float" office:value="458266.335966">
                <text:p>458266.3359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000">
                <text:p>9400000</text:p>
              </table:table-cell>
              <table:table-cell office:value-type="float" office:value="463435.267179">
                <text:p>463435.2671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000">
                <text:p>9500000</text:p>
              </table:table-cell>
              <table:table-cell office:value-type="float" office:value="468269.417303">
                <text:p>468269.4173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000">
                <text:p>9600000</text:p>
              </table:table-cell>
              <table:table-cell office:value-type="float" office:value="473127.787953">
                <text:p>473127.7879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000">
                <text:p>9700000</text:p>
              </table:table-cell>
              <table:table-cell office:value-type="float" office:value="477838.726399">
                <text:p>477838.7263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000">
                <text:p>9800000</text:p>
              </table:table-cell>
              <table:table-cell office:value-type="float" office:value="482825.953718">
                <text:p>482825.9537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000">
                <text:p>9900000</text:p>
              </table:table-cell>
              <table:table-cell office:value-type="float" office:value="487873.424584">
                <text:p>487873.4245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000">
                <text:p>10000000</text:p>
              </table:table-cell>
              <table:table-cell office:value-type="float" office:value="492931.116704">
                <text:p>492931.1167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